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6.4965in" style:rel-width="100%" fo:margin-left="0in" fo:margin-top="0in" fo:margin-bottom="0in" table:align="left" style:writing-mode="lr-tb"/>
    </style:style>
    <style:style style:name="Таблица1.A" style:family="table-column">
      <style:table-column-properties style:column-width="2.866in" style:rel-column-width="28914*"/>
    </style:style>
    <style:style style:name="Таблица1.B" style:family="table-column">
      <style:table-column-properties style:column-width="1.7201in" style:rel-column-width="17353*"/>
    </style:style>
    <style:style style:name="Таблица1.C" style:family="table-column">
      <style:table-column-properties style:column-width="1.9097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Таблица2" style:family="table">
      <style:table-properties style:width="6.1139in" fo:margin-left="0.0646in" fo:margin-top="0in" fo:margin-bottom="0in" table:align="left" style:writing-mode="lr-tb"/>
    </style:style>
    <style:style style:name="Таблица2.A" style:family="table-column">
      <style:table-column-properties style:column-width="0.75in"/>
    </style:style>
    <style:style style:name="Таблица2.B" style:family="table-column">
      <style:table-column-properties style:column-width="1.4424in"/>
    </style:style>
    <style:style style:name="Таблица2.C" style:family="table-column">
      <style:table-column-properties style:column-width="1.4771in"/>
    </style:style>
    <style:style style:name="Таблица2.D" style:family="table-column">
      <style:table-column-properties style:column-width="1.4764in"/>
    </style:style>
    <style:style style:name="Таблица2.E" style:family="table-column">
      <style:table-column-properties style:column-width="0.9681in"/>
    </style:style>
    <style:style style:name="Таблица2.1" style:family="table-row">
      <style:table-row-properties style:min-row-height="0.625in" fo:keep-together="auto"/>
    </style:style>
    <style:style style:name="Таблица2.A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1pt solid #000000" fo:border-bottom="0.5pt solid #000000"/>
    </style:style>
    <style:style style:name="Таблица2.B1" style:family="table-cell">
      <style:table-cell-properties style:vertical-align="middle" fo:padding-left="0.075in" fo:padding-right="0.075in" fo:padding-top="0in" fo:padding-bottom="0in" fo:border-left="none" fo:border-right="0.5pt solid #000000" fo:border-top="1pt solid #000000" fo:border-bottom="0.5pt solid #000000"/>
    </style:style>
    <style:style style:name="Таблица2.E1" style:family="table-cell">
      <style:table-cell-properties style:vertical-align="middle" fo:padding-left="0.075in" fo:padding-right="0.075in" fo:padding-top="0in" fo:padding-bottom="0in" fo:border-left="none" fo:border-right="1pt solid #000000" fo:border-top="1pt solid #000000" fo:border-bottom="0.5pt solid #000000"/>
    </style:style>
    <style:style style:name="Таблица2.2" style:family="table-row">
      <style:table-row-properties style:min-row-height="0.8854in" fo:keep-together="auto"/>
    </style:style>
    <style:style style:name="Таблица2.A2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none" fo:border-bottom="0.5pt solid #000000"/>
    </style:style>
    <style:style style:name="Таблица2.B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Таблица2.E2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0.5pt solid #000000"/>
    </style:style>
    <style:style style:name="Таблица2.3" style:family="table-row">
      <style:table-row-properties style:min-row-height="0.8438in" fo:keep-together="auto"/>
    </style:style>
    <style:style style:name="Таблица2.5" style:family="table-row">
      <style:table-row-properties style:min-row-height="0.8125in" fo:keep-together="auto"/>
    </style:style>
    <style:style style:name="Таблица2.A5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none" fo:border-bottom="1pt solid #000000"/>
    </style:style>
    <style:style style:name="Таблица2.B5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1pt solid #000000"/>
    </style:style>
    <style:style style:name="Таблица2.E5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1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left="0in" fo:margin-right="0in" fo:line-height="150%" fo:text-align="justify" style:justify-single-word="false" fo:text-indent="0.4917in" style:auto-text-indent="false"/>
    </style:style>
    <style:style style:name="P3" style:family="paragraph" style:parent-style-name="List_20_Paragraph">
      <style:paragraph-properties fo:margin-left="0in" fo:margin-right="0in" fo:margin-top="0.0835in" fo:margin-bottom="0in" loext:contextual-spacing="false" fo:line-height="150%" fo:text-align="justify" style:justify-single-word="false" fo:text-indent="0.4917in" style:auto-text-indent="false"/>
      <style:text-properties fo:font-size="14pt" fo:font-weight="bold" style:font-name-asian="Calibri1" style:font-size-asian="14pt" style:language-asian="en" style:country-asian="US" style:font-weight-asian="bold"/>
    </style:style>
    <style:style style:name="P4" style:family="paragraph" style:parent-style-name="Standard">
      <style:paragraph-properties fo:margin-left="0in" fo:margin-right="0in" fo:margin-top="0.0835in" fo:margin-bottom="0in" loext:contextual-spacing="false" fo:line-height="150%" fo:text-indent="0.4917in" style:auto-text-indent="false"/>
      <style:text-properties style:font-name="Times New Roman1" fo:font-size="12pt" officeooo:paragraph-rsid="00174a01" style:font-size-asian="12pt" style:font-size-complex="12pt"/>
    </style:style>
    <style:style style:name="P5" style:family="paragraph" style:parent-style-name="Standard">
      <style:paragraph-properties fo:margin-left="0in" fo:margin-right="0in" fo:margin-top="0.0835in" fo:margin-bottom="0in" loext:contextual-spacing="false" fo:line-height="150%" fo:text-indent="0.4917in" style:auto-text-indent="false" fo:break-before="page"/>
      <style:text-properties style:font-name="Times New Roman1" fo:font-size="12pt" officeooo:paragraph-rsid="00174a01" style:font-size-asian="12pt" style:font-size-complex="12pt"/>
    </style:style>
    <style:style style:name="P6" style:family="paragraph" style:parent-style-name="Preformatted_20_Text">
      <style:paragraph-properties fo:margin-left="0in" fo:margin-right="0in" fo:margin-top="0.0835in" fo:margin-bottom="0in" loext:contextual-spacing="false" fo:line-height="150%" fo:text-indent="0.4917in" style:auto-text-indent="false"/>
      <style:text-properties style:font-name="Times New Roman1" fo:font-size="12pt" officeooo:paragraph-rsid="00174a01" style:font-size-asian="12pt" style:font-size-complex="12pt"/>
    </style:style>
    <style:style style:name="P7" style:family="paragraph" style:parent-style-name="Standard">
      <style:paragraph-properties fo:margin-left="0in" fo:margin-right="0in" fo:line-height="150%" fo:text-indent="0.4917in" style:auto-text-indent="false"/>
      <style:text-properties officeooo:paragraph-rsid="00174a01"/>
    </style:style>
    <style:style style:name="P8" style:family="paragraph" style:parent-style-name="Plain_20_Text">
      <style:paragraph-properties fo:text-align="center" style:justify-single-word="false"/>
    </style:style>
    <style:style style:name="P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0" style:family="paragraph" style:parent-style-name="List_20_Paragraph">
      <style:paragraph-properties fo:margin-left="0in" fo:margin-right="0in" fo:margin-top="0.0835in" fo:margin-bottom="0in" loext:contextual-spacing="false" fo:line-height="80%" fo:text-indent="0in" style:auto-text-indent="false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Standard">
      <style:text-properties fo:font-size="11pt" officeooo:paragraph-rsid="0015af42" style:font-size-asian="11pt" style:font-size-complex="11pt"/>
    </style:style>
    <style:style style:name="P20" style:family="paragraph" style:parent-style-name="Standard">
      <style:paragraph-properties fo:margin-top="0.0835in" fo:margin-bottom="0in" loext:contextual-spacing="false" fo:line-height="80%" fo:text-align="start" style:justify-single-word="false"/>
      <style:text-properties fo:language="en" fo:country="US" style:font-name-asian="Calibri1" style:language-asian="en" style:country-asian="US"/>
    </style:style>
    <style:style style:name="P21" style:family="paragraph" style:parent-style-name="Standard">
      <style:paragraph-properties fo:margin-left="0in" fo:margin-right="-0.0752in" fo:text-indent="0in" style:auto-text-indent="false"/>
      <style:text-properties fo:font-size="11pt" style:font-size-asian="11pt" style:font-size-complex="11pt"/>
    </style:style>
    <style:style style:name="P22" style:family="paragraph" style:parent-style-name="Preformatted_20_Text">
      <style:text-properties style:font-name="Times New Roman1" fo:font-size="12pt" officeooo:paragraph-rsid="00174a01" style:font-size-asian="12pt" style:font-size-complex="12pt"/>
    </style:style>
    <style:style style:name="P23" style:family="paragraph" style:parent-style-name="List_20_Paragraph">
      <style:paragraph-properties fo:margin-left="0in" fo:margin-right="0in" fo:margin-top="0.0835in" fo:margin-bottom="0in" loext:contextual-spacing="false" fo:line-height="150%" fo:text-align="justify" style:justify-single-word="false" fo:text-indent="0.4917in" style:auto-text-indent="false"/>
      <style:text-properties fo:font-size="14pt" fo:font-weight="bold" style:font-name-asian="Calibri1" style:font-size-asian="14pt" style:language-asian="en" style:country-asian="US" style:font-weight-asian="bold"/>
    </style:style>
    <style:style style:name="P24" style:family="paragraph" style:parent-style-name="Preformatted_20_Text">
      <style:text-properties style:font-name="Times New Roman1" fo:font-size="12pt" officeooo:paragraph-rsid="00174a01" style:font-size-asian="12pt" style:font-size-complex="12pt"/>
    </style:style>
    <style:style style:name="P25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text-properties fo:font-size="14pt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officeooo:rsid="00134235" officeooo:paragraph-rsid="00134235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fo:font-weight="bold" style:font-weight-asian="bold"/>
    </style:style>
    <style:style style:name="P33" style:family="paragraph" style:parent-style-name="Standard">
      <style:paragraph-properties fo:text-align="center" style:justify-single-word="false"/>
      <style:text-properties fo:color="#000000"/>
    </style:style>
    <style:style style:name="P34" style:family="paragraph" style:parent-style-name="Standard">
      <style:paragraph-properties fo:text-align="center" style:justify-single-word="false"/>
      <style:text-properties fo:color="#000000" fo:language="en" fo:country="US"/>
    </style:style>
    <style:style style:name="P35" style:family="paragraph" style:parent-style-name="Standard">
      <style:text-properties officeooo:paragraph-rsid="001ce5d1"/>
    </style:style>
    <style:style style:name="P36" style:family="paragraph" style:parent-style-name="Standard">
      <style:text-properties style:text-position="0% 100%" officeooo:paragraph-rsid="001ce5d1"/>
    </style:style>
    <style:style style:name="P37" style:family="paragraph" style:parent-style-name="Standard">
      <style:text-properties style:text-position="0% 100%" fo:font-size="11pt" officeooo:paragraph-rsid="001de230" style:font-size-asian="11pt" style:font-size-complex="11pt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style:font-name-asian="Calibri1" style:font-size-asian="14pt" style:language-asian="en" style:country-asian="US"/>
    </style:style>
    <style:style style:name="P39" style:family="paragraph" style:parent-style-name="Standard">
      <style:paragraph-properties fo:margin-left="0in" fo:margin-right="0in" fo:line-height="150%" fo:text-indent="0.4917in" style:auto-text-indent="false"/>
      <style:text-properties fo:font-size="14pt" fo:font-weight="bold" style:font-size-asian="14pt" style:font-weight-asian="bold" style:font-size-complex="16pt"/>
    </style:style>
    <style:style style:name="P40" style:family="paragraph" style:parent-style-name="Standard">
      <style:paragraph-properties fo:margin-left="0in" fo:margin-right="0in" fo:line-height="150%" fo:text-indent="0.4917in" style:auto-text-indent="false"/>
      <style:text-properties fo:font-size="14pt" style:font-size-asian="14pt" style:font-size-complex="16pt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officeooo:paragraph-rsid="00198f61"/>
    </style:style>
    <style:style style:name="P42" style:family="paragraph" style:parent-style-name="Standard">
      <style:paragraph-properties fo:margin-left="0in" fo:margin-right="0in" fo:margin-top="0.0835in" fo:margin-bottom="0in" loext:contextual-spacing="false" fo:line-height="150%" fo:text-indent="0.4917in" style:auto-text-indent="false"/>
      <style:text-properties style:font-name="Times New Roman1" fo:font-size="12pt" officeooo:paragraph-rsid="00174a01" style:font-size-asian="12pt" style:font-size-complex="12pt"/>
    </style:style>
    <style:style style:name="P43" style:family="paragraph" style:parent-style-name="Standard">
      <style:paragraph-properties fo:margin-left="0in" fo:margin-right="0in" fo:margin-top="0.0835in" fo:margin-bottom="0in" loext:contextual-spacing="false" fo:line-height="150%" fo:text-indent="0.4917in" style:auto-text-indent="false" fo:break-before="page"/>
      <style:text-properties style:font-name="Times New Roman1" fo:font-size="12pt" officeooo:paragraph-rsid="00174a01" style:font-size-asian="12pt" style:font-size-complex="12pt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fo:font-size="14pt" style:font-name-asian="Calibri1" style:font-size-asian="14pt" style:language-asian="en" style:country-asian="US"/>
    </style:style>
    <style:style style:name="P45" style:family="paragraph" style:parent-style-name="Standard">
      <style:paragraph-properties fo:margin-top="0.0835in" fo:margin-bottom="0in" loext:contextual-spacing="false" fo:line-height="80%" fo:text-align="start" style:justify-single-word="false"/>
      <style:text-properties fo:font-size="14pt" fo:language="en" fo:country="US" style:font-name-asian="Calibri1" style:font-size-asian="14pt" style:language-asian="en" style:country-asian="US"/>
    </style:style>
    <style:style style:name="P46" style:family="paragraph" style:parent-style-name="Standard" style:list-style-name="WWNum5">
      <style:paragraph-properties fo:margin-left="0in" fo:margin-right="0in" fo:line-height="150%" fo:text-align="justify" style:justify-single-word="false" fo:text-indent="-0.1972in" style:auto-text-indent="false"/>
      <style:text-properties officeooo:paragraph-rsid="00198f61"/>
    </style:style>
    <style:style style:name="P47" style:family="paragraph" style:parent-style-name="Standard" style:list-style-name="WWNum5">
      <style:paragraph-properties fo:margin-left="0in" fo:margin-right="0in" fo:line-height="150%" fo:text-align="justify" style:justify-single-word="false" fo:text-indent="-0.1972in" style:auto-text-indent="false"/>
      <style:text-properties fo:font-size="14pt" style:font-name-asian="Calibri1" style:font-size-asian="14pt" style:language-asian="en" style:country-asian="US"/>
    </style:style>
    <style:style style:name="P48" style:family="paragraph" style:parent-style-name="Standard" style:list-style-name="WWNum5">
      <style:paragraph-properties fo:margin-left="0in" fo:margin-right="0in" fo:line-height="150%" fo:text-align="justify" style:justify-single-word="false" fo:text-indent="-0.1972in" style:auto-text-indent="false"/>
      <style:text-properties fo:language="ru" fo:country="RU" officeooo:rsid="00198f61" officeooo:paragraph-rsid="00198f61"/>
    </style:style>
    <style:style style:name="P49" style:family="paragraph" style:parent-style-name="Standard">
      <style:paragraph-properties fo:margin-left="0in" fo:margin-right="-0.0752in" fo:text-indent="0in" style:auto-text-indent="false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6pt"/>
    </style:style>
    <style:style style:name="T5" style:family="text">
      <style:text-properties fo:font-size="14pt" fo:font-weight="bold" officeooo:rsid="00174a01" style:font-size-asian="14pt" style:font-weight-asian="bold" style:font-size-complex="16pt"/>
    </style:style>
    <style:style style:name="T6" style:family="text">
      <style:text-properties fo:font-size="14pt" fo:font-weight="bold" style:font-name-asian="Calibri1" style:font-size-asian="14pt" style:language-asian="en" style:country-asian="US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134235" style:font-size-asian="14pt" style:font-size-complex="14pt" style:font-weight-complex="bold"/>
    </style:style>
    <style:style style:name="T10" style:family="text">
      <style:text-properties fo:font-size="14pt" officeooo:rsid="00134235" style:font-size-asian="14pt" style:font-size-complex="14pt"/>
    </style:style>
    <style:style style:name="T11" style:family="text">
      <style:text-properties fo:font-size="14pt" style:font-name-asian="Calibri1" style:font-size-asian="14pt" style:language-asian="en" style:country-asian="US"/>
    </style:style>
    <style:style style:name="T12" style:family="text">
      <style:text-properties fo:font-size="14pt" fo:language="en" fo:country="US" style:font-name-asian="Calibri1" style:font-size-asian="14pt" style:language-asian="en" style:country-asian="US"/>
    </style:style>
    <style:style style:name="T13" style:family="text">
      <style:text-properties fo:color="#ff0000" fo:font-size="14pt" fo:font-weight="bold" style:font-size-asian="14pt" style:font-weight-asian="bold" style:font-size-complex="14pt"/>
    </style:style>
    <style:style style:name="T14" style:family="text">
      <style:text-properties fo:color="#000000"/>
    </style:style>
    <style:style style:name="T15" style:family="text">
      <style:text-properties fo:color="#000000" fo:font-size="14pt" fo:font-weight="bold" style:font-size-asian="14pt" style:font-weight-asian="bold" style:font-size-complex="14pt"/>
    </style:style>
    <style:style style:name="T16" style:family="text">
      <style:text-properties fo:color="#000000" fo:language="en" fo:country="US"/>
    </style:style>
    <style:style style:name="T17" style:family="text">
      <style:text-properties fo:color="#000000" fo:language="en" fo:country="US" officeooo:rsid="00152f4f"/>
    </style:style>
    <style:style style:name="T18" style:family="text">
      <style:text-properties fo:color="#000000" fo:language="en" fo:country="US" officeooo:rsid="0015af42"/>
    </style:style>
    <style:style style:name="T19" style:family="text">
      <style:text-properties fo:color="#000000" fo:language="en" fo:country="US" officeooo:rsid="001ce5d1"/>
    </style:style>
    <style:style style:name="T20" style:family="text">
      <style:text-properties fo:color="#000000" officeooo:rsid="00152f4f"/>
    </style:style>
    <style:style style:name="T21" style:family="text">
      <style:text-properties fo:color="#000000" fo:font-size="11pt" fo:language="en" fo:country="US" style:font-size-asian="11pt" style:font-size-complex="11pt"/>
    </style:style>
    <style:style style:name="T22" style:family="text">
      <style:text-properties fo:color="#000000" fo:font-size="11pt" fo:language="en" fo:country="US" officeooo:rsid="001af23d" style:font-size-asian="11pt" style:font-size-complex="11pt"/>
    </style:style>
    <style:style style:name="T23" style:family="text">
      <style:text-properties fo:color="#000000" fo:font-size="11pt" fo:language="en" fo:country="US" officeooo:rsid="001ce5d1" style:font-size-asian="11pt" style:font-size-complex="11pt"/>
    </style:style>
    <style:style style:name="T24" style:family="text">
      <style:text-properties fo:color="#000000" fo:font-size="11pt" fo:language="en" fo:country="US" officeooo:rsid="0015af42" style:font-size-asian="11pt" style:font-size-complex="11pt"/>
    </style:style>
    <style:style style:name="T25" style:family="text">
      <style:text-properties fo:color="#000000" fo:font-size="11pt" style:font-size-asian="11pt" style:font-size-complex="11pt"/>
    </style:style>
    <style:style style:name="T26" style:family="text">
      <style:text-properties fo:color="#000000" style:font-name="Times New Roman" fo:font-size="11pt" fo:language="en" fo:country="US" officeooo:rsid="00152f4f" style:font-name-asian="Times New Roman2" style:font-size-asian="11pt" style:language-asian="ru" style:country-asian="RU" style:font-name-complex="Times New Roman2" style:font-size-complex="11pt"/>
    </style:style>
    <style:style style:name="T27" style:family="text">
      <style:text-properties fo:color="#000000" style:font-name="Times New Roman" fo:font-size="11pt" fo:language="en" fo:country="US" officeooo:rsid="001af23d" style:font-name-asian="Times New Roman2" style:font-size-asian="11pt" style:language-asian="ru" style:country-asian="RU" style:font-name-complex="Times New Roman2" style:font-size-complex="11pt"/>
    </style:style>
    <style:style style:name="T28" style:family="text">
      <style:text-properties fo:color="#000000" style:font-name="Times New Roman" fo:font-size="11pt" fo:language="en" fo:country="US" officeooo:rsid="001ce5d1" style:font-name-asian="Times New Roman2" style:font-size-asian="11pt" style:language-asian="ru" style:country-asian="RU" style:font-name-complex="Times New Roman2" style:font-size-complex="11pt"/>
    </style:style>
    <style:style style:name="T29" style:family="text">
      <style:text-properties fo:color="#000000" style:font-name="Times New Roman" fo:font-size="11pt" fo:language="en" fo:country="US" officeooo:rsid="0015af42" style:font-name-asian="Times New Roman2" style:font-size-asian="11pt" style:language-asian="ru" style:country-asian="RU" style:font-name-complex="Times New Roman2" style:font-size-complex="11pt"/>
    </style:style>
    <style:style style:name="T30" style:family="text">
      <style:text-properties fo:color="#000000" style:font-name="Times New Roman" fo:language="en" fo:country="US" officeooo:rsid="0015af42" style:font-name-asian="Times New Roman2" style:language-asian="ru" style:country-asian="RU" style:font-name-complex="Times New Roman2"/>
    </style:style>
    <style:style style:name="T31" style:family="text">
      <style:text-properties fo:color="#000000" style:text-position="sub 58%" fo:language="en" fo:country="US"/>
    </style:style>
    <style:style style:name="T32" style:family="text">
      <style:text-properties fo:color="#000000" style:text-position="sub 58%" fo:language="en" fo:country="US" officeooo:rsid="001ce5d1"/>
    </style:style>
    <style:style style:name="T33" style:family="text">
      <style:text-properties fo:color="#000000" style:text-position="sub 58%" fo:language="en" fo:country="US" officeooo:rsid="0015af42"/>
    </style:style>
    <style:style style:name="T34" style:family="text">
      <style:text-properties fo:color="#000000" style:text-position="sub 58%" fo:font-size="11pt" fo:language="en" fo:country="US" style:font-size-asian="11pt" style:font-size-complex="11pt"/>
    </style:style>
    <style:style style:name="T35" style:family="text">
      <style:text-properties style:font-name="Times New Roman" fo:font-size="14pt" fo:font-weight="bold" style:font-size-asian="14pt" style:font-weight-asian="bold" style:font-name-complex="Times New Roman2" style:font-size-complex="12pt"/>
    </style:style>
    <style:style style:name="T36" style:family="text">
      <style:text-properties style:font-name="Times New Roman" fo:font-size="14pt" fo:font-weight="bold" officeooo:rsid="00134235" style:font-size-asian="14pt" style:font-weight-asian="bold" style:font-name-complex="Times New Roman2" style:font-size-complex="12pt"/>
    </style:style>
    <style:style style:name="T37" style:family="text">
      <style:text-properties style:font-name="Times New Roman" fo:font-size="14pt" style:font-name-asian="Calibri1" style:font-size-asian="14pt" style:language-asian="en" style:country-asian="US" style:font-name-complex="Times New Roman2" style:font-size-complex="12pt"/>
    </style:style>
    <style:style style:name="T38" style:family="text">
      <style:text-properties style:font-name="Times New Roman" fo:font-size="14pt" officeooo:rsid="00198f61" style:font-name-asian="Calibri1" style:font-size-asian="14pt" style:language-asian="en" style:country-asian="US" style:font-name-complex="Times New Roman2" style:font-size-complex="12pt"/>
    </style:style>
    <style:style style:name="T39" style:family="text">
      <style:text-properties style:font-name="Times New Roman" fo:font-size="14pt" fo:language="en" fo:country="US" style:font-name-asian="Calibri1" style:font-size-asian="14pt" style:language-asian="en" style:country-asian="US" style:font-name-complex="Times New Roman2" style:font-size-complex="12pt"/>
    </style:style>
    <style:style style:name="T40" style:family="text">
      <style:text-properties style:font-name="Times New Roman" fo:font-size="14pt" fo:language="en" fo:country="US" officeooo:rsid="00198f61" style:font-name-asian="Calibri1" style:font-size-asian="14pt" style:language-asian="en" style:country-asian="US" style:font-name-complex="Times New Roman2" style:font-size-complex="12pt"/>
    </style:style>
    <style:style style:name="T41" style:family="text">
      <style:text-properties style:font-name="Times New Roman" fo:font-size="14pt" fo:language="ru" fo:country="RU" officeooo:rsid="00198f61" style:font-name-asian="Calibri1" style:font-size-asian="14pt" style:language-asian="en" style:country-asian="US" style:font-name-complex="Times New Roman2" style:font-size-complex="12pt"/>
    </style:style>
    <style:style style:name="T42" style:family="text">
      <style:text-properties style:font-name="Times New Roman" style:font-name-complex="Times New Roman2" style:font-size-complex="12pt"/>
    </style:style>
    <style:style style:name="T43" style:family="text">
      <style:text-properties style:font-name="Times New Roman" fo:language="en" fo:country="US" style:font-name-complex="Times New Roman2" style:font-size-complex="12pt"/>
    </style:style>
    <style:style style:name="T44" style:family="text">
      <style:text-properties style:font-name="Times New Roman" fo:font-size="11pt" fo:language="en" fo:country="US" officeooo:rsid="00152f4f" style:font-name-asian="Times New Roman2" style:font-size-asian="11pt" style:language-asian="ru" style:country-asian="RU" style:font-name-complex="Times New Roman2" style:font-size-complex="11pt"/>
    </style:style>
    <style:style style:name="T45" style:family="text">
      <style:text-properties style:font-name="Times New Roman" fo:font-size="11pt" fo:language="en" fo:country="US" officeooo:rsid="001ce5d1" style:font-name-asian="Times New Roman2" style:font-size-asian="11pt" style:language-asian="ru" style:country-asian="RU" style:font-name-complex="Times New Roman2" style:font-size-complex="11pt"/>
    </style:style>
    <style:style style:name="T46" style:family="text">
      <style:text-properties style:font-name="Times New Roman" fo:font-size="11pt" fo:language="en" fo:country="US" officeooo:rsid="0015af42" style:font-name-asian="Times New Roman2" style:font-size-asian="11pt" style:language-asian="ru" style:country-asian="RU" style:font-name-complex="Times New Roman2" style:font-size-complex="11pt"/>
    </style:style>
    <style:style style:name="T47" style:family="text">
      <style:text-properties fo:language="en" fo:country="US"/>
    </style:style>
    <style:style style:name="T48" style:family="text">
      <style:text-properties fo:language="en" fo:country="US" officeooo:rsid="00152f4f"/>
    </style:style>
    <style:style style:name="T49" style:family="text">
      <style:text-properties fo:language="en" fo:country="US" officeooo:rsid="0015af42"/>
    </style:style>
    <style:style style:name="T50" style:family="text">
      <style:text-properties style:text-position="sub 58%" fo:language="en" fo:country="US"/>
    </style:style>
    <style:style style:name="T51" style:family="text">
      <style:text-properties style:text-position="sub 58%" fo:language="en" fo:country="US" officeooo:rsid="0015af42"/>
    </style:style>
    <style:style style:name="T52" style:family="text">
      <style:text-properties style:text-position="sub 58%" fo:font-size="11pt" fo:language="en" fo:country="US" style:font-size-asian="11pt" style:font-size-complex="11pt"/>
    </style:style>
    <style:style style:name="T53" style:family="text">
      <style:text-properties style:text-position="sub 58%" style:font-name="Times New Roman" fo:language="en" fo:country="US" officeooo:rsid="0015af42" style:font-name-asian="Times New Roman2" style:language-asian="ru" style:country-asian="RU" style:font-name-complex="Times New Roman2"/>
    </style:style>
    <style:style style:name="T54" style:family="text">
      <style:text-properties style:text-position="sub 58%" style:font-name="Times New Roman" fo:language="en" fo:country="US" officeooo:rsid="001ce5d1" style:font-name-asian="Times New Roman2" style:language-asian="ru" style:country-asian="RU" style:font-name-complex="Times New Roman2"/>
    </style:style>
    <style:style style:name="T55" style:family="text">
      <style:text-properties officeooo:rsid="00198f61"/>
    </style:style>
    <style:style style:name="T56" style:family="text">
      <style:text-properties officeooo:rsid="001af23d"/>
    </style:style>
    <style:style style:name="T57" style:family="text">
      <style:text-properties fo:font-size="11pt" fo:language="en" fo:country="US" style:font-size-asian="11pt" style:font-size-complex="11pt"/>
    </style:style>
    <style:style style:name="T58" style:family="text">
      <style:text-properties fo:font-size="11pt" fo:language="en" fo:country="US" officeooo:rsid="00152f4f" style:font-size-asian="11pt" style:font-size-complex="11pt"/>
    </style:style>
    <style:style style:name="T59" style:family="text">
      <style:text-properties fo:font-size="11pt" fo:language="en" fo:country="US" officeooo:rsid="001ce5d1" style:font-size-asian="11pt" style:font-size-complex="11pt"/>
    </style:style>
    <style:style style:name="T60" style:family="text">
      <style:text-properties fo:font-size="11pt" fo:language="en" fo:country="US" officeooo:rsid="0015af42" style:font-size-asian="11pt" style:font-size-complex="11pt"/>
    </style:style>
    <style:style style:name="T61" style:family="text">
      <style:text-properties officeooo:rsid="001ce5d1"/>
    </style:style>
    <style:style style:name="fr1" style:family="graphic" style:parent-style-name="Formula">
      <style:graphic-properties fo:margin-left="0in" fo:margin-right="0in" fo:margin-top="0in" fo:margin-bottom="0in" style:vertical-pos="from-top" style:vertical-rel="paragraph" style:horizontal-pos="from-left" style:horizontal-rel="paragraph" draw:ole-draw-aspect="1" draw:visible-area-top="0in" draw:visible-area-width="3.937in" draw:visible-area-height="3.937in"/>
    </style:style>
    <style:style style:name="fr2" style:family="graphic" style:parent-style-name="Formula">
      <style:graphic-properties fo:margin-left="0in" fo:margin-right="0in" fo:margin-top="0in" fo:margin-bottom="0in"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27">Кафедра МО ЭВМ</text:p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9"><text:span text:style-name="Book_20_Title"><text:span text:style-name="T1">отчет</text:span></text:span></text:p>
      <text:p text:style-name="P11"><text:span text:style-name="T3">по лабораторной работе</text:span><text:span text:style-name="T13"> </text:span><text:span text:style-name="T3">№3</text:span></text:p>
      <text:p text:style-name="P27">по дисциплине «Организация ЭВМ и систем»</text:p>
      <text:p text:style-name="P11"><text:span text:style-name="T15">Тема: </text:span><text:span text:style-name="T6">Представление и обработка целых чисел. Организация ветвящихся процессов.</text:span></text:p>
      <text:p text:style-name="P8"><text:span text:style-name="T35">Вариант №</text:span><text:span text:style-name="T36">24</text:span></text:p>
      <text:p text:style-name="P16"/>
      <text:p text:style-name="P16"/>
      <text:p text:style-name="P16"/>
      <text:p text:style-name="P15"/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7">Студент гр. </text:span><text:span text:style-name="T10">8381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29">Сергеев А.Д.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30">Кирьянчиков А.В.</text:p>
          </table:table-cell>
        </table:table-row>
      </table:table>
      <text:p text:style-name="P17"/>
      <text:p text:style-name="P17">Санкт-Петербург</text:p>
      <text:p text:style-name="P11"><text:span text:style-name="T8">201</text:span><text:span text:style-name="T9">9</text:span></text:p>
      <text:p text:style-name="P2"><text:soft-page-break/><text:span text:style-name="T2">Постановка </text:span><text:span text:style-name="T3">задачи.</text:span></text:p>
      <text:p text:style-name="P38">Разработать на языке Ассемблера программу, которая по заданным целочисленным значениям параметров a, b, i, k вычисляет:</text:p>
      <text:p text:style-name="P12"><text:span text:style-name="T11"><text:s text:c="8"/>а</text:span><text:span text:style-name="T12">) </text:span><text:span text:style-name="T11">значения</text:span><text:span text:style-name="T12"> </text:span><text:span text:style-name="T11">функций</text:span><text:span text:style-name="T12"> i1 = f1(a,b,i) <text:s text:c="2"/></text:span><text:span text:style-name="T11">и</text:span><text:span text:style-name="T12"> <text:s text:c="2"/>i2 = f2(a,b,i);</text:span></text:p>
      <text:p text:style-name="P12"><text:span text:style-name="T12"><text:s text:c="8"/></text:span><text:span text:style-name="T11">b) значения результирующей функции </text:span><text:span text:style-name="T12">r</text:span><text:span text:style-name="T11">es = f3(i1,i2,k),</text:span></text:p>
      <text:p text:style-name="P44"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<text:s/>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45">f1 = <draw:frame draw:style-name="fr2" draw:name="Объект1" text:anchor-type="char" svg:x="0.5209in" svg:y="0.0673in" svg:width="1.1772in" svg:height="0.4146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45"/>
      <text:p text:style-name="P45">f2 = <draw:frame draw:style-name="fr1" draw:name="Объект2" text:anchor-type="char" svg:x="0.5272in" svg:y="0.0764in" svg:width="1.1807in" svg:height="0.4146in" draw:z-index="2"><draw:object-ole xlink:href="./Object 4" xlink:type="simple" xlink:show="embed" xlink:actuate="onLoad"/><draw:image xlink:href="./ObjectReplacements/Object 4" xlink:type="simple" xlink:show="embed" xlink:actuate="onLoad"/></draw:frame></text:p>
      <text:p text:style-name="P45"/>
      <text:p text:style-name="P45">f3 = <draw:frame draw:style-name="fr1" draw:name="Объект3" text:anchor-type="char" svg:x="0.5201in" svg:y="0.098in" svg:width="1.498in" svg:height="0.4417in" draw:z-index="1"><draw:object-ole xlink:href="./Object 6" xlink:type="simple" xlink:show="embed" xlink:actuate="onLoad"/><draw:image xlink:href="./ObjectReplacements/Object 6" xlink:type="simple" xlink:show="embed" xlink:actuate="onLoad"/></draw:frame></text:p>
      <text:p text:style-name="P20"/>
      <text:p text:style-name="P38"/>
      <text:p text:style-name="P41"><text:span text:style-name="T38">Оптимизации</text:span><text:span text:style-name="T11">:</text:span></text:p>
      <text:list xml:id="list2935406742" text:style-name="WWNum5">
        <text:list-item>
          <text:p text:style-name="P46"><text:span text:style-name="T11"><text:s/>при </text:span><text:span text:style-name="T40">a &gt; b </text:span><text:span text:style-name="T41">пусть </text:span><text:span text:style-name="T40">k = 20 - 4i</text:span></text:p>
          <text:list>
            <text:list-item>
              <text:list>
                <text:list-header>
                  <text:p text:style-name="P48"><text:span text:style-name="T37">тогда в </text:span><text:span text:style-name="T39">f1: i1 = k</text:span></text:p>
                  <text:p text:style-name="P48"><text:span text:style-name="T37">в </text:span><text:span text:style-name="T39">f2: i2 = k - 15</text:span></text:p>
                </text:list-header>
              </text:list>
            </text:list-item>
          </text:list>
        </text:list-item>
        <text:list-item>
          <text:p text:style-name="P46"><text:span text:style-name="T11"><text:s/>при </text:span><text:span text:style-name="T40">a &lt;= b </text:span><text:span text:style-name="T41">пусть </text:span><text:span text:style-name="T40">k = 10 - 3i</text:span></text:p>
          <text:list>
            <text:list-item>
              <text:list>
                <text:list-header>
                  <text:p text:style-name="P46"><text:span text:style-name="T41">тогда в </text:span><text:span text:style-name="T40">f1: i1 = k*2 - 14</text:span></text:p>
                  <text:p text:style-name="P46"><text:span text:style-name="T41">в </text:span><text:span text:style-name="T40">f2: i2 = k</text:span></text:p>
                </text:list-header>
              </text:list>
            </text:list-item>
          </text:list>
        </text:list-item>
      </text:list>
      <text:p text:style-name="P38">Замечания:</text:p>
      <text:list xml:id="list23160565949972" text:continue-numbering="true" text:style-name="WWNum5">
        <text:list-item>
          <text:p text:style-name="P47"><text:s/>при разработке программы нельзя использовать фрагменты, представленные на ЯВУ, в частности, для ввода-вывода данных. Исходные данные должны вводиться, а результаты контролироваться в режиме отладки; <text:s/></text:p>
        </text:list-item>
        <text:list-item>
          <text:p text:style-name="P47"><text:s/>при вычислении функций f1 и f2 вместо операции умножения следует использовать арифметический сдвиг и, возможно, сложение;</text:p>
        </text:list-item>
        <text:list-item>
          <text:p text:style-name="P47"><text:s/>при вычислении функций f1 и f2 нельзя использовать процедуры;</text:p>
        </text:list-item>
        <text:list-item>
          <text:p text:style-name="P47"><text:soft-page-break/><text:s/>при разработке программы следует минимизировать длину кода, для чего, если надо, следует преобразовать исходные выражения для вычисления функций.</text:p>
        </text:list-item>
      </text:list>
      <text:p text:style-name="P3">Тестирование программы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32">№ теста</text:p>
          </table:table-cell>
          <table:table-cell table:style-name="Таблица2.B1" office:value-type="string">
            <text:p text:style-name="P32">Исходные данные</text:p>
          </table:table-cell>
          <table:table-cell table:style-name="Таблица2.B1" office:value-type="string">
            <text:p text:style-name="P32">Ожидаемый результат</text:p>
          </table:table-cell>
          <table:table-cell table:style-name="Таблица2.B1" office:value-type="string">
            <text:p text:style-name="P32">Полученный результат</text:p>
          </table:table-cell>
          <table:table-cell table:style-name="Таблица2.E1" office:value-type="string">
            <text:p text:style-name="P32">Корректность работы программы</text:p>
          </table:table-cell>
        </table:table-row>
        <table:table-row table:style-name="Таблица2.2">
          <table:table-cell table:style-name="Таблица2.A2" office:value-type="string">
            <text:p text:style-name="P33">1</text:p>
          </table:table-cell>
          <table:table-cell table:style-name="Таблица2.B2" office:value-type="string">
            <text:p text:style-name="P21"><text:span text:style-name="T14">A = </text:span><text:span text:style-name="T47">000</text:span><text:span text:style-name="T48">2</text:span><text:span text:style-name="T50">16</text:span><text:span text:style-name="T47"> = </text:span><text:span text:style-name="T48">2</text:span><text:span text:style-name="T50">10</text:span></text:p>
            <text:p text:style-name="P18"><text:span text:style-name="T14">B = </text:span><text:span text:style-name="T47">000</text:span><text:span text:style-name="T48">1</text:span><text:span text:style-name="T50">16</text:span><text:span text:style-name="T47"> = </text:span><text:span text:style-name="T48">1</text:span><text:span text:style-name="T50">10</text:span></text:p>
            <text:p text:style-name="P18"><text:span text:style-name="T14">I = </text:span><text:span text:style-name="T47">00</text:span><text:span text:style-name="T48">10</text:span><text:span text:style-name="T50">16</text:span><text:span text:style-name="T47"> = </text:span><text:span text:style-name="T48">16</text:span><text:span text:style-name="T50">10</text:span></text:p>
            <text:p text:style-name="P18"><text:span text:style-name="T14">K = </text:span><text:span text:style-name="T17">0000</text:span><text:span text:style-name="T50">16</text:span><text:span text:style-name="T47"> = </text:span><text:span text:style-name="T48">0</text:span><text:span text:style-name="T50">10</text:span></text:p>
          </table:table-cell>
          <table:table-cell table:style-name="Таблица2.B2" office:value-type="string">
            <text:p text:style-name="P18"><text:span text:style-name="T16">I1 = </text:span><text:span text:style-name="T47">F</text:span><text:span text:style-name="T49">FD4</text:span><text:span text:style-name="T50">16</text:span><text:span text:style-name="T47"> = -</text:span><text:span text:style-name="T49">44</text:span><text:span text:style-name="T50">10</text:span></text:p>
            <text:p text:style-name="P18"><text:span text:style-name="T16">I2 = </text:span><text:span text:style-name="T18">FFC5</text:span><text:span text:style-name="T50">16</text:span><text:span text:style-name="T47"> = -</text:span><text:span text:style-name="T49">59</text:span><text:span text:style-name="T50">10</text:span></text:p>
            <text:p text:style-name="P18"><text:span text:style-name="T16">RES = </text:span><text:span text:style-name="T18">0006</text:span><text:span text:style-name="T50">16</text:span><text:span text:style-name="T47"> = </text:span><text:span text:style-name="T49">6</text:span><text:span text:style-name="T50">10</text:span></text:p>
          </table:table-cell>
          <table:table-cell table:style-name="Таблица2.B2" office:value-type="string">
            <text:p text:style-name="P18"><text:span text:style-name="T16">I1 = </text:span><text:span text:style-name="T47">F</text:span><text:span text:style-name="T49">FD4</text:span><text:span text:style-name="T50">16</text:span><text:span text:style-name="T47"> = -</text:span><text:span text:style-name="T49">44</text:span><text:span text:style-name="T50">10</text:span></text:p>
            <text:p text:style-name="P18"><text:span text:style-name="T16">I2 = </text:span><text:span text:style-name="T18">FFC5</text:span><text:span text:style-name="T50">16</text:span><text:span text:style-name="T47"> = -</text:span><text:span text:style-name="T49">59</text:span><text:span text:style-name="T50">10</text:span></text:p>
            <text:p text:style-name="P18"><text:span text:style-name="T16">RES = </text:span><text:span text:style-name="T18">0006</text:span><text:span text:style-name="T50">16</text:span><text:span text:style-name="T47"> = </text:span><text:span text:style-name="T49">6</text:span><text:span text:style-name="T50">10</text:span></text:p>
          </table:table-cell>
          <table:table-cell table:style-name="Таблица2.E2" office:value-type="string">
            <text:p text:style-name="P33">+</text:p>
          </table:table-cell>
        </table:table-row>
        <table:table-row table:style-name="Таблица2.3">
          <table:table-cell table:style-name="Таблица2.A2" office:value-type="string">
            <text:p text:style-name="P33">2</text:p>
          </table:table-cell>
          <table:table-cell table:style-name="Таблица2.B2" office:value-type="string">
            <text:p text:style-name="P18"><text:span text:style-name="T14">A = </text:span><text:span text:style-name="T20">FFF</text:span><text:span text:style-name="T17">F</text:span><text:span text:style-name="T50">16</text:span><text:span text:style-name="T47"> = -</text:span><text:span text:style-name="T48">1</text:span><text:span text:style-name="T50">10</text:span></text:p>
            <text:p text:style-name="P21"><text:span text:style-name="T14">B = </text:span><text:span text:style-name="T17">FFFE</text:span><text:span text:style-name="T50">16</text:span><text:span text:style-name="T47"> = -</text:span><text:span text:style-name="T48">2</text:span><text:span text:style-name="T50">10</text:span></text:p>
            <text:p text:style-name="P18"><text:span text:style-name="T14">I = </text:span><text:span text:style-name="T17">000A</text:span><text:span text:style-name="T50">16</text:span><text:span text:style-name="T47"> = </text:span><text:span text:style-name="T48">10</text:span><text:span text:style-name="T50">10</text:span></text:p>
            <text:p text:style-name="P18"><text:span text:style-name="T14">K = </text:span><text:span text:style-name="T47">000</text:span><text:span text:style-name="T48">1</text:span><text:span text:style-name="T50">16</text:span><text:span text:style-name="T47"> = </text:span><text:span text:style-name="T48">1</text:span><text:span text:style-name="T50">10</text:span></text:p>
          </table:table-cell>
          <table:table-cell table:style-name="Таблица2.B2" office:value-type="string">
            <text:p text:style-name="P18"><text:span text:style-name="T16">I1 = </text:span><text:span text:style-name="T18">FFEC</text:span><text:span text:style-name="T50">16</text:span><text:span text:style-name="T47"> = -</text:span><text:span text:style-name="T49">20</text:span><text:span text:style-name="T50">10</text:span></text:p>
            <text:p text:style-name="P18"><text:span text:style-name="T16">I2 =</text:span><text:span text:style-name="T47"> </text:span><text:span text:style-name="T49">FFDD</text:span><text:span text:style-name="T50">16</text:span><text:span text:style-name="T47"> = -</text:span><text:span text:style-name="T49">35</text:span><text:span text:style-name="T50">10</text:span></text:p>
            <text:p text:style-name="P21"><text:span text:style-name="T16">RES = </text:span><text:span text:style-name="T47">00</text:span><text:span text:style-name="T49">37</text:span><text:span text:style-name="T50">16</text:span><text:span text:style-name="T47"> = </text:span><text:span text:style-name="T49">55</text:span><text:span text:style-name="T50">10</text:span></text:p>
          </table:table-cell>
          <table:table-cell table:style-name="Таблица2.B2" office:value-type="string">
            <text:p text:style-name="P18"><text:span text:style-name="T16">I1 = </text:span><text:span text:style-name="T18">FFEC</text:span><text:span text:style-name="T50">16</text:span><text:span text:style-name="T47"> = -</text:span><text:span text:style-name="T49">20</text:span><text:span text:style-name="T50">10</text:span></text:p>
            <text:p text:style-name="P18"><text:span text:style-name="T16">I2 =</text:span><text:span text:style-name="T47"> </text:span><text:span text:style-name="T49">FFDD</text:span><text:span text:style-name="T50">16</text:span><text:span text:style-name="T47"> = -</text:span><text:span text:style-name="T49">35</text:span><text:span text:style-name="T50">10</text:span></text:p>
            <text:p text:style-name="P21"><text:span text:style-name="T16">RES = </text:span><text:span text:style-name="T47">00</text:span><text:span text:style-name="T49">37</text:span><text:span text:style-name="T50">16</text:span><text:span text:style-name="T47"> = </text:span><text:span text:style-name="T49">55</text:span><text:span text:style-name="T50">10</text:span></text:p>
          </table:table-cell>
          <table:table-cell table:style-name="Таблица2.E2" office:value-type="string">
            <text:p text:style-name="P33">+</text:p>
          </table:table-cell>
        </table:table-row>
        <table:table-row table:style-name="Таблица2.3">
          <table:table-cell table:style-name="Таблица2.A2" office:value-type="string">
            <text:p text:style-name="P33">3</text:p>
          </table:table-cell>
          <table:table-cell table:style-name="Таблица2.B2" office:value-type="string">
            <text:p text:style-name="P49"><text:span text:style-name="T21">A = </text:span><text:span text:style-name="T26">0</text:span><text:span text:style-name="T27">001</text:span><text:span text:style-name="T52">16</text:span><text:span text:style-name="T57"> = </text:span><text:span text:style-name="T44">1</text:span><text:span text:style-name="T52">10</text:span></text:p>
            <text:p text:style-name="Standard"><text:span text:style-name="T21">B = </text:span><text:span text:style-name="T26">0</text:span><text:span text:style-name="T27">002</text:span><text:span text:style-name="T52">16</text:span><text:span text:style-name="T57"> = </text:span><text:span text:style-name="T44">2</text:span><text:span text:style-name="T52">10</text:span></text:p>
            <text:p text:style-name="Standard"><text:span text:style-name="T21">I = </text:span><text:span text:style-name="T26">0</text:span><text:span text:style-name="T28">001</text:span><text:span text:style-name="T52">16</text:span><text:span text:style-name="T57"> = </text:span><text:span text:style-name="T44">1</text:span><text:span text:style-name="T52">10</text:span></text:p>
            <text:p text:style-name="Standard"><text:span text:style-name="T21">K = </text:span><text:span text:style-name="T26">0</text:span><text:span text:style-name="T28">000</text:span><text:span text:style-name="T52">16</text:span><text:span text:style-name="T57"> = </text:span><text:span text:style-name="T45">0</text:span><text:span text:style-name="T52">10</text:span></text:p>
          </table:table-cell>
          <table:table-cell table:style-name="Таблица2.B2" office:value-type="string">
            <text:p text:style-name="P35"><text:span text:style-name="T21">I1 = </text:span><text:span text:style-name="T24">000</text:span><text:span text:style-name="T29">0</text:span><text:span text:style-name="T52">16 </text:span><text:span text:style-name="T21">= </text:span><text:span text:style-name="T28">0</text:span><text:span text:style-name="T52">10</text:span></text:p>
            <text:p text:style-name="P35"><text:span text:style-name="T21">I2 = </text:span><text:span text:style-name="T24">000</text:span><text:span text:style-name="T29">7</text:span><text:span text:style-name="T34">16</text:span><text:span text:style-name="T52"> </text:span><text:span text:style-name="T21">= </text:span><text:span text:style-name="T28">7</text:span><text:span text:style-name="T52">10</text:span></text:p>
            <text:p text:style-name="P18"><text:span text:style-name="T16">RES = </text:span><text:span text:style-name="T19">0000</text:span><text:span text:style-name="T50">16 </text:span><text:span text:style-name="T16">=</text:span><text:span text:style-name="T18"> </text:span><text:span text:style-name="T19">0</text:span><text:span text:style-name="T50">10</text:span></text:p>
          </table:table-cell>
          <table:table-cell table:style-name="Таблица2.B2" office:value-type="string">
            <text:p text:style-name="P35"><text:span text:style-name="T21">I1 = </text:span><text:span text:style-name="T24">000</text:span><text:span text:style-name="T29">0</text:span><text:span text:style-name="T52">16 </text:span><text:span text:style-name="T21">= </text:span><text:span text:style-name="T28">0</text:span><text:span text:style-name="T52">10</text:span></text:p>
            <text:p text:style-name="P35"><text:span text:style-name="T21">I2 = </text:span><text:span text:style-name="T24">000</text:span><text:span text:style-name="T29">7</text:span><text:span text:style-name="T34">16</text:span><text:span text:style-name="T52"> </text:span><text:span text:style-name="T21">= </text:span><text:span text:style-name="T28">7</text:span><text:span text:style-name="T52">10</text:span></text:p>
            <text:p text:style-name="P37"><text:span text:style-name="T16">RES = </text:span><text:span text:style-name="T19">0000</text:span><text:span text:style-name="T50">16 </text:span><text:span text:style-name="T16">=</text:span><text:span text:style-name="T18"> </text:span><text:span text:style-name="T19">0</text:span><text:span text:style-name="T50">10</text:span></text:p>
          </table:table-cell>
          <table:table-cell table:style-name="Таблица2.E2" office:value-type="string">
            <text:p text:style-name="P34">+</text:p>
          </table:table-cell>
        </table:table-row>
        <table:table-row table:style-name="Таблица2.5">
          <table:table-cell table:style-name="Таблица2.A5" office:value-type="string">
            <text:p text:style-name="P33">4</text:p>
          </table:table-cell>
          <table:table-cell table:style-name="Таблица2.B5" office:value-type="string">
            <text:p text:style-name="Standard"><text:span text:style-name="T25">A = </text:span><text:span text:style-name="T26">F</text:span><text:span text:style-name="T28">FFE</text:span><text:span text:style-name="T52">16</text:span><text:span text:style-name="T57"> = </text:span><text:span text:style-name="T58">-</text:span><text:span text:style-name="T59">2</text:span><text:span text:style-name="T52">10</text:span></text:p>
            <text:p text:style-name="P49"><text:span text:style-name="T25">B = </text:span><text:span text:style-name="T26">F</text:span><text:span text:style-name="T28">FFF</text:span><text:span text:style-name="T52">16</text:span><text:span text:style-name="T57"> = </text:span><text:span text:style-name="T58">-</text:span><text:span text:style-name="T59">1</text:span><text:span text:style-name="T52">10</text:span></text:p>
            <text:p text:style-name="Standard"><text:span text:style-name="T25">I = </text:span><text:span text:style-name="T26">0</text:span><text:span text:style-name="T28">003</text:span><text:span text:style-name="T52">16</text:span><text:span text:style-name="T57"> = </text:span><text:span text:style-name="T45">3</text:span><text:span text:style-name="T52">10</text:span></text:p>
            <text:p text:style-name="Standard"><text:span text:style-name="T25">K = </text:span><text:span text:style-name="T45">0001</text:span><text:span text:style-name="T52">16</text:span><text:span text:style-name="T57"> = </text:span><text:span text:style-name="T45">1</text:span><text:span text:style-name="T52">10</text:span></text:p>
          </table:table-cell>
          <table:table-cell table:style-name="Таблица2.B5" office:value-type="string">
            <text:p text:style-name="Standard"><text:span text:style-name="T21">I1 = </text:span><text:span text:style-name="T29">F</text:span><text:span text:style-name="T28">FF4</text:span><text:span text:style-name="T52">16</text:span><text:span text:style-name="T57"> = -</text:span><text:span text:style-name="T60">12</text:span><text:span text:style-name="T52">10</text:span></text:p>
            <text:p text:style-name="Standard"><text:span text:style-name="T21">I2 = </text:span><text:span text:style-name="T24">000</text:span><text:span text:style-name="T28">1</text:span><text:span text:style-name="T52">16 </text:span><text:span text:style-name="T21">= </text:span><text:span text:style-name="T24">1</text:span><text:span text:style-name="T52">10</text:span></text:p>
            <text:p text:style-name="Standard"><text:span text:style-name="T21">RES = </text:span><text:span text:style-name="T57">00</text:span><text:span text:style-name="T60">0</text:span><text:span text:style-name="T46">D</text:span><text:span text:style-name="T52">16</text:span><text:span text:style-name="T57"> = </text:span><text:span text:style-name="T46">1</text:span><text:span text:style-name="T45">3</text:span><text:span text:style-name="T52">10</text:span></text:p>
          </table:table-cell>
          <table:table-cell table:style-name="Таблица2.B5" office:value-type="string">
            <text:p text:style-name="P35"><text:span text:style-name="T21">I1 = </text:span><text:span text:style-name="T29">F</text:span><text:span text:style-name="T28">FF4</text:span><text:span text:style-name="T52">16</text:span><text:span text:style-name="T57"> = -</text:span><text:span text:style-name="T60">12</text:span><text:span text:style-name="T52">10</text:span></text:p>
            <text:p text:style-name="P35"><text:span text:style-name="T21">I2 = </text:span><text:span text:style-name="T24">000</text:span><text:span text:style-name="T28">1</text:span><text:span text:style-name="T52">16 </text:span><text:span text:style-name="T21">= </text:span><text:span text:style-name="T24">1</text:span><text:span text:style-name="T52">10</text:span></text:p>
            <text:p text:style-name="P36"><text:span text:style-name="T21">RES = </text:span><text:span text:style-name="T57">00</text:span><text:span text:style-name="T60">0</text:span><text:span text:style-name="T46">D</text:span><text:span text:style-name="T52">16</text:span><text:span text:style-name="T57"> = </text:span><text:span text:style-name="T46">1</text:span><text:span text:style-name="T45">3</text:span><text:span text:style-name="T52">10</text:span></text:p>
          </table:table-cell>
          <table:table-cell table:style-name="Таблица2.E5" office:value-type="string">
            <text:p text:style-name="P34">+</text:p>
          </table:table-cell>
        </table:table-row>
      </table:table>
      <text:p text:style-name="P3"/>
      <text:p text:style-name="P39">Вывод.</text:p>
      <text:p text:style-name="P40">В ходе выполнения данной лабораторной работы были получены сведения о реализации сравнения, меток и перехода по ним, а также изучены организации ветвлений в программах на языке Ассемблера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7"><text:span text:style-name="T5">Приложение 1</text:span><text:span text:style-name="T4">. </text:span><text:span text:style-name="T5">Исходный код программы.</text:span></text:p>
      <text:p text:style-name="P22">DOSSEG</text:p>
      <text:p text:style-name="P22"><text:s text:c="2"/>.MODEL SMALL</text:p>
      <text:p text:style-name="P22"><text:s text:c="2"/>.STACK 4h</text:p>
      <text:p text:style-name="P22"><text:s text:c="2"/>.DATA</text:p>
      <text:p text:style-name="P22"><text:s text:c="4"/>A <text:s/>DW 0</text:p>
      <text:p text:style-name="P22"><text:s text:c="4"/>B <text:s/>DW 0</text:p>
      <text:p text:style-name="P22"><text:s text:c="4"/>I <text:s/>DW 0</text:p>
      <text:p text:style-name="P22"><text:s text:c="4"/>K <text:s/>DW 0</text:p>
      <text:p text:style-name="P22"><text:s text:c="4"/>R <text:s/>DW 0</text:p>
      <text:p text:style-name="P22"><text:s text:c="2"/>.CODE</text:p>
      <text:p text:style-name="P22"/>
      <text:p text:style-name="P22"><text:s text:c="2"/>DataLoading:</text:p>
      <text:p text:style-name="P22"><text:s text:c="4"/>mov ax, @Data ; Getting the pointer to actual app data</text:p>
      <text:p text:style-name="P22"><text:s text:c="4"/>mov ds, ax ; Applying pointer</text:p>
      <text:p text:style-name="P22"/>
      <text:p text:style-name="P22"><text:s text:c="4"/>mov cx, I ; dx == I</text:p>
      <text:p text:style-name="P22"/>
      <text:p text:style-name="P22"/>
      <text:p text:style-name="P22"/>
      <text:p text:style-name="P22"><text:s text:c="2"/>; OCCUPATION: dx == I</text:p>
      <text:p text:style-name="P22"><text:s text:c="2"/>DecidingF1and2:</text:p>
      <text:p text:style-name="P22"><text:s text:c="4"/>mov ax, B ; ax == B</text:p>
      <text:p text:style-name="P22"><text:s text:c="4"/>neg ax ; ax == -B</text:p>
      <text:p text:style-name="P22"><text:s text:c="4"/>add ax, A ; ax == A - B</text:p>
      <text:p text:style-name="P22"><text:s text:c="4"/>cmp ax, 0 ; A - B ? 0</text:p>
      <text:p text:style-name="P22"><text:s text:c="4"/>jng F1and2var2 ; Goes here if A - B &lt;= 0 -&gt; A &lt;= B</text:p>
      <text:p text:style-name="P22"/>
      <text:p text:style-name="P22"><text:s text:c="2"/>F1and2var1: ; Goes here if A - B &gt; 0 -&gt; A &gt; B</text:p>
      <text:p text:style-name="P22"><text:s text:c="4"/>sal cx, 1 ; cx == I &lt;&lt; 1 == I * 2</text:p>
      <text:p text:style-name="P22"><text:s text:c="4"/>sal cx, 1 ; cx == I * 22 &lt;&lt; 1 == I * 4</text:p>
      <text:p text:style-name="P22"><text:s text:c="4"/>neg cx ; cx == -I * 4</text:p>
      <text:p text:style-name="P22"/>
      <text:p text:style-name="P22"><text:s text:c="4"/>add cx, 20 ; cx == 20 - I * 4 == i1</text:p>
      <text:p text:style-name="P22"><text:s text:c="4"/>mov dx, cx ; dx == cx == 20 - I * 4</text:p>
      <text:p text:style-name="P22"><text:s text:c="4"/>add dx, -15 ; dx == 5 - I * 4 == i2</text:p>
      <text:p text:style-name="P22"><text:s text:c="4"/>jmp DecidingF3</text:p>
      <text:p text:style-name="P22"/>
      <text:p text:style-name="P22"><text:s text:c="2"/>F1and2var2:</text:p>
      <text:p text:style-name="P22"><text:s text:c="4"/>mov dx, cx ; cx == I</text:p>
      <text:p text:style-name="P22"><text:s text:c="4"/>sal dx, 1 ; dx == 2 * I</text:p>
      <text:p text:style-name="P22"><text:s text:c="4"/>add dx, cx ; dx == 3 * I</text:p>
      <text:p text:style-name="P22"><text:s text:c="4"/>neg dx ; dx == - 3 * I</text:p>
      <text:p text:style-name="P22"/>
      <text:p text:style-name="P22"><text:s text:c="4"/>add dx, 10 ; dx == 10 - 3 * I == i2</text:p>
      <text:p text:style-name="P22"><text:s text:c="4"/>mov cx, dx ; cx == 10 - 3 * I</text:p>
      <text:p text:style-name="P22"><text:s text:c="4"/>sal cx, 1 ; cx == 10 - 3 * I &lt;&lt; 1 = 20 - 6 * I</text:p>
      <text:p text:style-name="P22"><text:s text:c="4"/>add cx, -14 ; cx == 6 - 6 * I == i1</text:p>
      <text:p text:style-name="P22"/>
      <text:p text:style-name="P22"><text:soft-page-break/></text:p>
      <text:p text:style-name="P22"/>
      <text:p text:style-name="P22"><text:s text:c="2"/>; OCCUPATION: cx == i1, dx == i2</text:p>
      <text:p text:style-name="P22"><text:s text:c="2"/>DecidingF3:</text:p>
      <text:p text:style-name="P22"><text:s text:c="4"/>neg cx ; cx == -i1</text:p>
      <text:p text:style-name="P22"><text:s text:c="4"/>js DecidingF3 ; Goes here if -i1 &lt; 0</text:p>
      <text:p text:style-name="P22"><text:s text:c="18"/>; cx == |i1|</text:p>
      <text:p text:style-name="P22"/>
      <text:p text:style-name="P22"><text:s text:c="4"/>mov ax, K ; ax == K</text:p>
      <text:p text:style-name="P22"><text:s text:c="4"/>cmp ax, 0 ; K ? 0</text:p>
      <text:p text:style-name="P22"><text:s text:c="4"/>jne F3var2 ; Goes here if K != 0</text:p>
      <text:p text:style-name="P22"/>
      <text:p text:style-name="P22"><text:s text:c="2"/>F3var1: ; Goes here if K == 0</text:p>
      <text:p text:style-name="P22"><text:s text:c="4"/>cmp cx, 6 ; |i1| ? 6</text:p>
      <text:p text:style-name="P22"><text:s text:c="4"/>jb PushingResults ; Goes here if |i1| &lt; 6</text:p>
      <text:p text:style-name="P22"/>
      <text:p text:style-name="P22"><text:s text:c="4"/>mov cx, 6 ; cx == 6 == res</text:p>
      <text:p text:style-name="P22"><text:s text:c="4"/>jmp PushingResults</text:p>
      <text:p text:style-name="P22"/>
      <text:p text:style-name="P22"><text:s text:c="2"/>F3var2:</text:p>
      <text:p text:style-name="P22"><text:s text:c="4"/>neg dx ; dx == -i2</text:p>
      <text:p text:style-name="P22"><text:s text:c="4"/>js F3var2 ; Goes here if -i2 &lt; 0</text:p>
      <text:p text:style-name="P22"><text:s text:c="14"/>; dx == |i2|</text:p>
      <text:p text:style-name="P22"/>
      <text:p text:style-name="P22"><text:s text:c="4"/>add cx, dx ; cx == |i1| + |i2| == res</text:p>
      <text:p text:style-name="P22"/>
      <text:p text:style-name="P22"/>
      <text:p text:style-name="P22"/>
      <text:p text:style-name="P22"><text:s text:c="2"/>; OCCUPATION: cx == res</text:p>
      <text:p text:style-name="P22"><text:s text:c="2"/>PushingResults:</text:p>
      <text:p text:style-name="P22"><text:s text:c="4"/>mov R, cx ; res goes to memory at "R" pointer</text:p>
      <text:p text:style-name="P22"/>
      <text:p text:style-name="P22"><text:s text:c="2"/>END</text:p>
      <text:p text:style-name="P6"/>
      <text:p text:style-name="P4"><text:span text:style-name="T5">Приложение 2</text:span><text:span text:style-name="T4">. </text:span><text:span text:style-name="T5">Содержимое файла листинга.</text:span></text:p>
      <text:p text:style-name="P4">#Microsoft (R) Macro Assembler Version 5.10 <text:s text:c="17"/>11/13/19 02:24:1</text:p>
      <text:p text:style-name="P4"><text:s text:c="61"/>Page <text:s text:c="4"/>1-1</text:p>
      <text:p text:style-name="P4"/>
      <text:p text:style-name="P4"/>
      <text:p text:style-name="P4"><text:s text:c="7"/>1<text:tab/><text:tab/><text:tab/><text:tab/>DOSSEG</text:p>
      <text:p text:style-name="P4"><text:s text:c="7"/>2<text:tab/><text:tab/><text:tab/><text:tab/> <text:s/>.MODEL SMALL</text:p>
      <text:p text:style-name="P4"><text:s text:c="7"/>3<text:tab/><text:tab/><text:tab/><text:tab/> <text:s/>.STACK 4h</text:p>
      <text:p text:style-name="P4"><text:s text:c="7"/>4<text:tab/><text:tab/><text:tab/><text:tab/> <text:s/>.DATA</text:p>
      <text:p text:style-name="P4"><text:soft-page-break/><text:s text:c="7"/>5 0000 <text:s/>0000<text:tab/><text:tab/><text:tab/> <text:s text:c="3"/>A <text:s/>DW 0</text:p>
      <text:p text:style-name="P4"><text:s text:c="7"/>6 0002 <text:s/>0000<text:tab/><text:tab/><text:tab/> <text:s text:c="3"/>B <text:s/>DW 0</text:p>
      <text:p text:style-name="P4"><text:s text:c="7"/>7 0004 <text:s/>0000<text:tab/><text:tab/><text:tab/> <text:s text:c="3"/>I <text:s/>DW 0</text:p>
      <text:p text:style-name="P4"><text:s text:c="7"/>8 0006 <text:s/>0000<text:tab/><text:tab/><text:tab/> <text:s text:c="3"/>K <text:s/>DW 0</text:p>
      <text:p text:style-name="P4"><text:s text:c="7"/>9 0008 <text:s/>0000<text:tab/><text:tab/><text:tab/> <text:s text:c="3"/>R <text:s/>DW 0</text:p>
      <text:p text:style-name="P4"><text:s text:c="6"/>10<text:tab/><text:tab/><text:tab/><text:tab/> <text:s/>.CODE</text:p>
      <text:p text:style-name="P4"><text:s text:c="6"/>11<text:tab/><text:tab/><text:tab/><text:tab/></text:p>
      <text:p text:style-name="P4"><text:s text:c="6"/>12 0000<text:tab/><text:tab/><text:tab/><text:tab/> <text:s/>DataLoading:</text:p>
      <text:p text:style-name="P4"><text:s text:c="6"/>13 0000 <text:s/>B8 ---- R<text:tab/><text:tab/> <text:s text:c="3"/>mov ax, @Data ; Getting the pointer</text:p>
      <text:p text:style-name="P4"><text:tab/><text:tab/><text:tab/><text:tab/><text:tab/> to actual app data</text:p>
      <text:p text:style-name="P4"><text:s text:c="6"/>14 0003 <text:s/>8E D8<text:tab/><text:tab/><text:tab/> <text:s text:c="3"/>mov ds, ax ; Applying pointer</text:p>
      <text:p text:style-name="P4"><text:s text:c="6"/>15<text:tab/><text:tab/><text:tab/><text:tab/></text:p>
      <text:p text:style-name="P4"><text:s text:c="6"/>16 0005 <text:s/>8B 0E 0004 R<text:tab/><text:tab/> <text:s text:c="3"/>mov cx, I ; dx == I</text:p>
      <text:p text:style-name="P4"><text:s text:c="6"/>17<text:tab/><text:tab/><text:tab/><text:tab/></text:p>
      <text:p text:style-name="P4"><text:s text:c="6"/>18<text:tab/><text:tab/><text:tab/><text:tab/></text:p>
      <text:p text:style-name="P4"><text:s text:c="6"/>19<text:tab/><text:tab/><text:tab/><text:tab/></text:p>
      <text:p text:style-name="P4"><text:s text:c="6"/>20<text:tab/><text:tab/><text:tab/><text:tab/> <text:s/>; OCCUPATION: dx == I</text:p>
      <text:p text:style-name="P4"><text:s text:c="6"/>21 0009<text:tab/><text:tab/><text:tab/><text:tab/> <text:s/>DecidingF1and2:</text:p>
      <text:p text:style-name="P4"><text:s text:c="6"/>22 0009 <text:s/>A1 0002 R<text:tab/><text:tab/> <text:s text:c="3"/>mov ax, B ; ax == B</text:p>
      <text:p text:style-name="P4"><text:s text:c="6"/>23 000C <text:s/>F7 D8<text:tab/><text:tab/><text:tab/> <text:s text:c="3"/>neg ax ; ax == -B</text:p>
      <text:p text:style-name="P4"><text:s text:c="6"/>24 000E <text:s/>03 06 0000 R<text:tab/><text:tab/> <text:s text:c="3"/>add ax, A ; ax == A - B</text:p>
      <text:p text:style-name="P4"><text:s text:c="6"/>25 0012 <text:s/>3D 0000<text:tab/><text:tab/><text:tab/> <text:s text:c="3"/>cmp ax, 0 ; A - B ? 0</text:p>
      <text:p text:style-name="P4"><text:s text:c="6"/>26 0015 <text:s/>7E 11<text:tab/><text:tab/><text:tab/> <text:s text:c="3"/>jng F1and2var2 ; Goes here if A - B</text:p>
      <text:p text:style-name="P4"><text:tab/><text:tab/><text:tab/><text:tab/><text:tab/> &lt;= 0 -&gt; A &lt;= B</text:p>
      <text:p text:style-name="P4"><text:s text:c="6"/>27<text:tab/><text:tab/><text:tab/><text:tab/></text:p>
      <text:p text:style-name="P4"><text:s text:c="6"/>28 0017<text:tab/><text:tab/><text:tab/><text:tab/> <text:s/>F1and2var1: ; Goes here if A - B &gt; 0 </text:p>
      <text:p text:style-name="P4"><text:tab/><text:tab/><text:tab/><text:tab/><text:tab/>-&gt; A &gt; B</text:p>
      <text:p text:style-name="P4"><text:soft-page-break/><text:s text:c="6"/>29 0017 <text:s/>D1 E1<text:tab/><text:tab/><text:tab/> <text:s text:c="3"/>sal cx, 1 ; cx == I &lt;&lt; 1 == I * 2</text:p>
      <text:p text:style-name="P4"><text:s text:c="6"/>30 0019 <text:s/>D1 E1<text:tab/><text:tab/><text:tab/> <text:s text:c="3"/>sal cx, 1 ; cx == I * 22 &lt;&lt; 1 == I </text:p>
      <text:p text:style-name="P4"><text:tab/><text:tab/><text:tab/><text:tab/><text:tab/>* 4</text:p>
      <text:p text:style-name="P4"><text:s text:c="6"/>31 001B <text:s/>F7 D9<text:tab/><text:tab/><text:tab/> <text:s text:c="3"/>neg cx ; cx == -I * 4</text:p>
      <text:p text:style-name="P4"><text:s text:c="6"/>32<text:tab/><text:tab/><text:tab/><text:tab/></text:p>
      <text:p text:style-name="P4"><text:s text:c="6"/>33 001D <text:s/>83 C1 14<text:tab/><text:tab/><text:tab/> <text:s text:c="3"/>add cx, 20 ; cx == 20 - I * 4 == i1</text:p>
      <text:p text:style-name="P4"><text:s text:c="6"/>34 0020 <text:s/>8B D1<text:tab/><text:tab/><text:tab/> <text:s text:c="3"/>mov dx, cx ; dx == cx == 20 - I * 4</text:p>
      <text:p text:style-name="P4"><text:s text:c="6"/>35 0022 <text:s/>83 C2 F1<text:tab/><text:tab/><text:tab/> <text:s text:c="3"/>add dx, -15 ; dx == 5 - I * 4 == i2</text:p>
      <text:p text:style-name="P4"><text:s text:c="6"/>36 0025 <text:s/>EB 13 90<text:tab/><text:tab/><text:tab/> <text:s text:c="3"/>jmp DecidingF3</text:p>
      <text:p text:style-name="P4"><text:s text:c="6"/>37<text:tab/><text:tab/><text:tab/><text:tab/></text:p>
      <text:p text:style-name="P4"><text:s text:c="6"/>38 0028<text:tab/><text:tab/><text:tab/><text:tab/> <text:s/>F1and2var2:</text:p>
      <text:p text:style-name="P4"><text:s text:c="6"/>39 0028 <text:s/>8B D1<text:tab/><text:tab/><text:tab/> <text:s text:c="3"/>mov dx, cx ; cx == I</text:p>
      <text:p text:style-name="P4"><text:s text:c="6"/>40 002A <text:s/>D1 E2<text:tab/><text:tab/><text:tab/> <text:s text:c="3"/>sal dx, 1 ; dx == 2 * I</text:p>
      <text:p text:style-name="P4"><text:s text:c="6"/>41 002C <text:s/>03 D1<text:tab/><text:tab/><text:tab/> <text:s text:c="3"/>add dx, cx ; dx == 3 * I</text:p>
      <text:p text:style-name="P4"><text:s text:c="6"/>42 002E <text:s/>F7 DA<text:tab/><text:tab/><text:tab/> <text:s text:c="3"/>neg dx ; dx == - 3 * I</text:p>
      <text:p text:style-name="P4"><text:s text:c="6"/>43<text:tab/><text:tab/><text:tab/><text:tab/></text:p>
      <text:p text:style-name="P4"><text:s text:c="6"/>44 0030 <text:s/>83 C2 0A<text:tab/><text:tab/><text:tab/> <text:s text:c="3"/>add dx, 10 ; dx == 10 - 3 * I == i2</text:p>
      <text:p text:style-name="P4"><text:s text:c="6"/>45 0033 <text:s/>8B CA<text:tab/><text:tab/><text:tab/> <text:s text:c="3"/>mov cx, dx ; cx == 10 - 3 * I</text:p>
      <text:p text:style-name="P4"><text:s text:c="6"/>46 0035 <text:s/>D1 E1<text:tab/><text:tab/><text:tab/> <text:s text:c="3"/>sal cx, 1 ; cx == 10 - 3 * I &lt;&lt; 1 =</text:p>
      <text:p text:style-name="P4"><text:tab/><text:tab/><text:tab/><text:tab/><text:tab/> 20 - 6 * I</text:p>
      <text:p text:style-name="P4"><text:s text:c="6"/>47 0037 <text:s/>83 C1 F2<text:tab/><text:tab/><text:tab/> <text:s text:c="3"/>add cx, -14 ; cx == 6 - 6 * I == i1</text:p>
      <text:p text:style-name="P4"><text:s text:c="6"/>48<text:tab/><text:tab/><text:tab/><text:tab/></text:p>
      <text:p text:style-name="P4"><text:s text:c="6"/>49<text:tab/><text:tab/><text:tab/><text:tab/></text:p>
      <text:p text:style-name="P4"/>
      <text:p text:style-name="P5">#Microsoft (R) Macro Assembler Version 5.10 <text:s text:c="17"/>11/13/19 02:24:1</text:p>
      <text:p text:style-name="P4"><text:s text:c="61"/>Page <text:s text:c="4"/>1-2</text:p>
      <text:p text:style-name="P4"/>
      <text:p text:style-name="P4"/>
      <text:p text:style-name="P4"><text:s text:c="6"/>50<text:tab/><text:tab/><text:tab/><text:tab/></text:p>
      <text:p text:style-name="P4"><text:s text:c="6"/>51<text:tab/><text:tab/><text:tab/><text:tab/> <text:s/>; OCCUPATION: cx == i1, dx == i2</text:p>
      <text:p text:style-name="P4"><text:s text:c="6"/>52 003A<text:tab/><text:tab/><text:tab/><text:tab/> <text:s/>DecidingF3:</text:p>
      <text:p text:style-name="P4"><text:s text:c="6"/>53 003A <text:s/>F7 D9<text:tab/><text:tab/><text:tab/> <text:s text:c="3"/>neg cx ; cx == -i1</text:p>
      <text:p text:style-name="P4"><text:s text:c="6"/>54 003C <text:s/>78 FC<text:tab/><text:tab/><text:tab/> <text:s text:c="3"/>js DecidingF3 ; Goes here if -i1 &lt; </text:p>
      <text:p text:style-name="P4"><text:tab/><text:tab/><text:tab/><text:tab/><text:tab/>0</text:p>
      <text:p text:style-name="P4"><text:s text:c="6"/>55<text:tab/><text:tab/><text:tab/><text:tab/> <text:s text:c="17"/>; cx == |i1|</text:p>
      <text:p text:style-name="P4"><text:s text:c="6"/>56<text:tab/><text:tab/><text:tab/><text:tab/></text:p>
      <text:p text:style-name="P4"><text:s text:c="6"/>57 003E <text:s/>A1 0006 R<text:tab/><text:tab/> <text:s text:c="3"/>mov ax, K ; ax == K</text:p>
      <text:p text:style-name="P4"><text:s text:c="6"/>58 0041 <text:s/>3D 0000<text:tab/><text:tab/><text:tab/> <text:s text:c="3"/>cmp ax, 0 ; K ? 0</text:p>
      <text:p text:style-name="P4"><text:s text:c="6"/>59 0044 <text:s/>75 0B<text:tab/><text:tab/><text:tab/> <text:s text:c="3"/>jne F3var2 ; Goes here if K != 0</text:p>
      <text:p text:style-name="P4"><text:s text:c="6"/>60<text:tab/><text:tab/><text:tab/><text:tab/></text:p>
      <text:p text:style-name="P4"><text:s text:c="6"/>61 0046<text:tab/><text:tab/><text:tab/><text:tab/> <text:s/>F3var1: ; Goes here if K == 0</text:p>
      <text:p text:style-name="P4"><text:s text:c="6"/>62 0046 <text:s/>83 F9 06<text:tab/><text:tab/><text:tab/> <text:s text:c="3"/>cmp cx, 6 ; |i1| ? 6</text:p>
      <text:p text:style-name="P4"><text:s text:c="6"/>63 0049 <text:s/>72 0C<text:tab/><text:tab/><text:tab/> <text:s text:c="3"/>jb PushingResults ; Goes here if |i</text:p>
      <text:p text:style-name="P4"><text:tab/><text:tab/><text:tab/><text:tab/><text:tab/>1| &lt; 6</text:p>
      <text:p text:style-name="P4"><text:s text:c="6"/>64<text:tab/><text:tab/><text:tab/><text:tab/></text:p>
      <text:p text:style-name="P4"><text:s text:c="6"/>65 004B <text:s/>B9 0006<text:tab/><text:tab/><text:tab/> <text:s text:c="3"/>mov cx, 6 ; cx == 6 == res</text:p>
      <text:p text:style-name="P4"><text:s text:c="6"/>66 004E <text:s/>EB 07 90<text:tab/><text:tab/><text:tab/> <text:s text:c="3"/>jmp PushingResults</text:p>
      <text:p text:style-name="P4"><text:s text:c="6"/>67<text:tab/><text:tab/><text:tab/><text:tab/></text:p>
      <text:p text:style-name="P4"><text:s text:c="6"/>68 0051<text:tab/><text:tab/><text:tab/><text:tab/> <text:s/>F3var2:</text:p>
      <text:p text:style-name="P4"><text:s text:c="6"/>69 0051 <text:s/>F7 DA<text:tab/><text:tab/><text:tab/> <text:s text:c="3"/>neg dx ; dx == -i2</text:p>
      <text:p text:style-name="P4"><text:s text:c="6"/>70 0053 <text:s/>78 FC<text:tab/><text:tab/><text:tab/> <text:s text:c="3"/>js F3var2 ; Goes here if -i2 &lt; 0</text:p>
      <text:p text:style-name="P4"><text:soft-page-break/><text:s text:c="6"/>71<text:tab/><text:tab/><text:tab/><text:tab/> <text:s text:c="13"/>; dx == |i2|</text:p>
      <text:p text:style-name="P4"><text:s text:c="6"/>72<text:tab/><text:tab/><text:tab/><text:tab/></text:p>
      <text:p text:style-name="P4"><text:s text:c="6"/>73 0055 <text:s/>03 CA<text:tab/><text:tab/><text:tab/> <text:s text:c="3"/>add cx, dx ; cx == |i1| + |i2| == r</text:p>
      <text:p text:style-name="P4"><text:tab/><text:tab/><text:tab/><text:tab/><text:tab/>es</text:p>
      <text:p text:style-name="P4"><text:s text:c="6"/>74<text:tab/><text:tab/><text:tab/><text:tab/></text:p>
      <text:p text:style-name="P4"><text:s text:c="6"/>75<text:tab/><text:tab/><text:tab/><text:tab/></text:p>
      <text:p text:style-name="P4"><text:s text:c="6"/>76<text:tab/><text:tab/><text:tab/><text:tab/></text:p>
      <text:p text:style-name="P4"><text:s text:c="6"/>77<text:tab/><text:tab/><text:tab/><text:tab/> <text:s/>; OCCUPATION: cx == res</text:p>
      <text:p text:style-name="P4"><text:s text:c="6"/>78 0057<text:tab/><text:tab/><text:tab/><text:tab/> <text:s/>PushingResults:</text:p>
      <text:p text:style-name="P4"><text:s text:c="6"/>79 0057 <text:s/>89 0E 0008 R<text:tab/><text:tab/> <text:s text:c="3"/>mov R, cx ; res goes to memory at "</text:p>
      <text:p text:style-name="P4"><text:tab/><text:tab/><text:tab/><text:tab/><text:tab/>R" pointer</text:p>
      <text:p text:style-name="P4"><text:s text:c="6"/>80<text:tab/><text:tab/><text:tab/><text:tab/></text:p>
      <text:p text:style-name="P4"><text:s text:c="6"/>81<text:tab/><text:tab/><text:tab/><text:tab/> <text:s/>END</text:p>
      <text:p text:style-name="P4"/>
      <text:p text:style-name="P5">#Microsoft (R) Macro Assembler Version 5.10 <text:s text:c="17"/>11/13/19 02:24:1</text:p>
      <text:p text:style-name="P4"><text:s text:c="61"/>Symbols-1</text:p>
      <text:p text:style-name="P4"/>
      <text:p text:style-name="P4"/>
      <text:p text:style-name="P4">Segments and Groups:</text:p>
      <text:p text:style-name="P4"/>
      <text:p text:style-name="P4"><text:s text:c="16"/>N a m e <text:s text:c="8"/><text:tab/>Length<text:tab/> Align<text:tab/>Combine Class</text:p>
      <text:p text:style-name="P4"/>
      <text:p text:style-name="P4">DGROUP . . . . . . . . . . . . . <text:s/><text:tab/>GROUP</text:p>
      <text:p text:style-name="P4"><text:s text:c="2"/>_DATA <text:s/>. . . . . . . . . . . . <text:s/><text:tab/>000A<text:tab/>WORD<text:tab/>PUBLIC<text:tab/>'DATA'</text:p>
      <text:p text:style-name="P4"><text:s text:c="2"/>STACK <text:s/>. . . . . . . . . . . . <text:s/><text:tab/>0004<text:tab/>PARA<text:tab/>STACK<text:tab/>'STACK'</text:p>
      <text:p text:style-name="P4">_TEXT <text:s/>. . . . . . . . . . . . . <text:s/><text:tab/>005B<text:tab/>WORD<text:tab/>PUBLIC<text:tab/>'CODE'</text:p>
      <text:p text:style-name="P4"/>
      <text:p text:style-name="P4">Symbols: <text:s text:c="11"/></text:p>
      <text:p text:style-name="P4"/>
      <text:p text:style-name="P4"><text:s text:c="16"/>N a m e <text:s text:c="8"/><text:tab/>Type<text:tab/> Value<text:tab/> Attr</text:p>
      <text:p text:style-name="P4"/>
      <text:p text:style-name="P4">A <text:s/>. . . . . . . . . . . . . . . <text:s/><text:tab/>L WORD<text:tab/>0000<text:tab/>_DATA</text:p>
      <text:p text:style-name="P4"/>
      <text:p text:style-name="P4">B <text:s/>. . . . . . . . . . . . . . . <text:s/><text:tab/>L WORD<text:tab/>0002<text:tab/>_DATA</text:p>
      <text:p text:style-name="P4"/>
      <text:p text:style-name="P4">DATALOADING <text:s/>. . . . . . . . . . <text:s/><text:tab/>L NEAR<text:tab/>0000<text:tab/>_TEXT</text:p>
      <text:p text:style-name="P4">DECIDINGF1AND2 . . . . . . . . . <text:s/><text:tab/>L NEAR<text:tab/>0009<text:tab/>_TEXT</text:p>
      <text:p text:style-name="P4">DECIDINGF3 . . . . . . . . . . . <text:s/><text:tab/>L NEAR<text:tab/>003A<text:tab/>_TEXT</text:p>
      <text:p text:style-name="P4"/>
      <text:p text:style-name="P4">F1AND2VAR1 . . . . . . . . . . . <text:s/><text:tab/>L NEAR<text:tab/>0017<text:tab/>_TEXT</text:p>
      <text:p text:style-name="P4">F1AND2VAR2 . . . . . . . . . . . <text:s/><text:tab/>L NEAR<text:tab/>0028<text:tab/>_TEXT</text:p>
      <text:p text:style-name="P4"><text:soft-page-break/>F3VAR1 . . . . . . . . . . . . . <text:s/><text:tab/>L NEAR<text:tab/>0046<text:tab/>_TEXT</text:p>
      <text:p text:style-name="P4">F3VAR2 . . . . . . . . . . . . . <text:s/><text:tab/>L NEAR<text:tab/>0051<text:tab/>_TEXT</text:p>
      <text:p text:style-name="P4"/>
      <text:p text:style-name="P4">I <text:s/>. . . . . . . . . . . . . . . <text:s/><text:tab/>L WORD<text:tab/>0004<text:tab/>_DATA</text:p>
      <text:p text:style-name="P4"/>
      <text:p text:style-name="P4">K <text:s/>. . . . . . . . . . . . . . . <text:s/><text:tab/>L WORD<text:tab/>0006<text:tab/>_DATA</text:p>
      <text:p text:style-name="P4"/>
      <text:p text:style-name="P4">PUSHINGRESULTS . . . . . . . . . <text:s/><text:tab/>L NEAR<text:tab/>0057<text:tab/>_TEXT</text:p>
      <text:p text:style-name="P4"/>
      <text:p text:style-name="P4">R <text:s/>. . . . . . . . . . . . . . . <text:s/><text:tab/>L WORD<text:tab/>0008<text:tab/>_DATA</text:p>
      <text:p text:style-name="P4"/>
      <text:p text:style-name="P4">@CODE <text:s/>. . . . . . . . . . . . . <text:s/><text:tab/>TEXT <text:s/>_TEXT<text:tab/><text:tab/></text:p>
      <text:p text:style-name="P4">@CODESIZE <text:s/>. . . . . . . . . . . <text:s/><text:tab/>TEXT <text:s/>0<text:tab/><text:tab/></text:p>
      <text:p text:style-name="P4">@CPU . . . . . . . . . . . . . . <text:s/><text:tab/>TEXT <text:s/>0101h<text:tab/><text:tab/></text:p>
      <text:p text:style-name="P4">@DATASIZE <text:s/>. . . . . . . . . . . <text:s/><text:tab/>TEXT <text:s/>0<text:tab/><text:tab/></text:p>
      <text:p text:style-name="P4">@FILENAME <text:s/>. . . . . . . . . . . <text:s/><text:tab/>TEXT <text:s/>lab3<text:tab/><text:tab/></text:p>
      <text:p text:style-name="P4">@VERSION . . . . . . . . . . . . <text:s/><text:tab/>TEXT <text:s/>510<text:tab/><text:tab/></text:p>
      <text:p text:style-name="P4"/>
      <text:p text:style-name="P4"/>
      <text:p text:style-name="P4"><text:s text:c="5"/>81 Source <text:s/>Lines</text:p>
      <text:p text:style-name="P4"><text:s text:c="5"/>81 Total <text:s text:c="2"/>Lines</text:p>
      <text:p text:style-name="P4"><text:s text:c="5"/>30 Symbols</text:p>
      <text:p text:style-name="P4"/>
      <text:p text:style-name="P4"><text:s text:c="2"/>47440 + 459820 Bytes symbol space free</text:p>
      <text:p text:style-name="P4"/>
      <text:p text:style-name="P4"><text:s text:c="6"/>0 Warning Errors</text:p>
      <text:p text:style-name="P4"><text:s text:c="6"/>0 Severe <text:s/>Erro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keep-with-next="always"/>
      <style:text-properties fo:font-size="14pt" style:font-size-asian="14pt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Plain_20_Text" style:display-name="Plain Text" style:family="paragraph" style:parent-style-name="Standard" style:default-outline-level="">
      <style:paragraph-properties fo:margin-top="0in" fo:margin-bottom="0.111in" loext:contextual-spacing="false" fo:line-height="108%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08%" fo:text-indent="0in" style:auto-text-indent="false"/>
      <style:text-properties style:font-name-complex="Tahoma" style:font-family-complex="Tahoma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" style:font-family-complex="Tahoma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4pt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avel Martinenko</meta:initial-creator>
    <meta:editing-cycles>10</meta:editing-cycles>
    <meta:creation-date>2017-11-22T19:05:00</meta:creation-date>
    <dc:date>2019-11-13T02:31:58.512000000</dc:date>
    <meta:editing-duration>PT4H9M20S</meta:editing-duration>
    <meta:generator>LibreOffice/6.3.3.2$Windows_x86 LibreOffice_project/a64200df03143b798afd1ec74a12ab50359878ed</meta:generator>
    <meta:document-statistic meta:table-count="2" meta:image-count="0" meta:object-count="3" meta:page-count="11" meta:paragraph-count="284" meta:word-count="2026" meta:character-count="9403" meta:non-whitespace-character-count="59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20</mn>
                  <mo stretchy="false">−</mo>
                  <mn>4</mn>
                </mrow>
                <mi>i</mi>
                <mi>,</mi>
                <mi mathvariant="italic">при</mi>
                <mrow>
                  <mi>a</mi>
                  <mo stretchy="false">&gt;</mo>
                  <mi>b</mi>
                </mrow>
              </mrow>
            </mtd>
          </mtr>
          <mtr>
            <mtd>
              <mrow>
                <mrow>
                  <mn>6</mn>
                  <mo stretchy="false">−</mo>
                  <mn>6</mn>
                </mrow>
                <mi>i</mi>
                <mi>,</mi>
                <mi mathvariant="italic">при</mi>
                <mi>a</mi>
                <mi>≤</mi>
                <mi>b</mi>
              </mrow>
            </mtd>
          </mtr>
        </mtable>
      </mrow>
    </mrow>
    <annotation encoding="StarMath 5.0">left lbrace stack { 20 - 4i ,   при  a&gt;b # 6-6i,    при  a≤b } right none</annotation>
  </semantics>
</math>
</file>